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94cm"/>
    </style:style>
    <style:style style:name="gr4" style:family="graphic" style:parent-style-name="standard">
      <style:graphic-properties draw:stroke="none" svg:stroke-color="#000000" draw:fill="none" draw:fill-color="#ffffff" fo:min-height="0.7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Helvetica" style:font-family-generic="swiss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0.633cm" svg:x1="13.316cm" svg:y1="13.773cm" svg:x2="13.259cm" svg:y2="11.958cm" draw:start-shape="id1" draw:start-glue-point="7" draw:end-shape="id2" draw:end-glue-point="12" svg:d="m13316 13773c0-411-57 496-57-1815">
          <text:p/>
        </draw:connector>
        <draw:connector draw:style-name="gr1" draw:text-style-name="P1" draw:layer="layout" draw:type="curve" svg:x1="14.105cm" svg:y1="11.958cm" svg:x2="14.111cm" svg:y2="13.775cm" draw:start-shape="id2" draw:start-glue-point="13" draw:end-shape="id1" draw:end-glue-point="6" svg:d="m14105 11958c0 1362 6 454 6 1817">
          <text:p/>
        </draw:connector>
        <draw:connector draw:style-name="gr1" draw:text-style-name="P1" draw:layer="layout" draw:type="curve" svg:x1="13.259cm" svg:y1="14.559cm" svg:x2="11.836cm" svg:y2="16.521cm" draw:start-shape="id1" draw:start-glue-point="12" draw:end-shape="id3" draw:end-glue-point="0" svg:d="m13259 14559c0 1471-1423 491-1423 1962">
          <text:p/>
        </draw:connector>
        <draw:connector draw:style-name="gr1" draw:text-style-name="P1" draw:layer="layout" draw:type="curve" svg:x1="14.105cm" svg:y1="14.559cm" svg:x2="15.553cm" svg:y2="16.421cm" draw:start-shape="id1" draw:start-glue-point="13" draw:end-shape="id4" draw:end-glue-point="0" svg:d="m14105 14559c0 1396 1448 466 1448 1862">
          <text:p/>
        </draw:connector>
        <draw:connector draw:style-name="gr1" draw:text-style-name="P1" draw:layer="layout" draw:type="curve" svg:x1="15.553cm" svg:y1="17.208cm" svg:x2="15.553cm" svg:y2="18.556cm" draw:start-shape="id4" draw:start-glue-point="2" draw:end-shape="id5" draw:end-glue-point="0" svg:d="m15553 17208v1348">
          <text:p/>
        </draw:connector>
        <draw:connector draw:style-name="gr1" draw:text-style-name="P1" draw:layer="layout" draw:type="curve" draw:line-skew="-0.443cm" svg:x1="11.09cm" svg:y1="17.307cm" svg:x2="11.187cm" svg:y2="18.556cm" draw:start-shape="id3" draw:start-glue-point="12" draw:end-shape="id6" draw:end-glue-point="7" svg:d="m11090 17307c0 273 97-351 97 1249">
          <text:p/>
        </draw:connector>
        <draw:connector draw:style-name="gr1" draw:text-style-name="P1" draw:layer="layout" draw:type="curve" svg:x1="10.255cm" svg:y1="18.896cm" svg:x2="6.759cm" svg:y2="14.16cm" draw:start-shape="id6" draw:start-glue-point="9" draw:end-shape="id7" draw:end-glue-point="12" svg:d="m10255 18896c-2331 0-3496-1578-3496-4736">
          <text:p/>
        </draw:connector>
        <draw:connector draw:style-name="gr1" draw:text-style-name="P1" draw:layer="layout" draw:type="curve" svg:x1="12.531cm" svg:y1="18.559cm" svg:x2="12.52cm" svg:y2="17.307cm" draw:start-shape="id6" draw:start-glue-point="6" draw:end-shape="id3" draw:end-glue-point="13" svg:d="m12531 18559c0-940-11-315-11-1252">
          <text:p/>
        </draw:connector>
        <draw:custom-shape draw:style-name="gr2" draw:text-style-name="P3" draw:id="id2" draw:layer="layout" svg:width="1.88cm" svg:height="0.787cm" svg:x="12.76cm" svg:y="11.172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BACK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1.88cm" svg:height="0.787cm" svg:x="12.76cm" svg:y="13.77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LIST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3.175cm" svg:height="0.787cm" svg:x="10.249cm" svg:y="16.521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TX PREAM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" draw:layer="layout" svg:width="3.175cm" svg:height="0.787cm" svg:x="13.966cm" svg:y="16.421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RX PREAM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3.175cm" svg:height="1.125cm" svg:x="10.249cm" svg:y="18.55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RX ACK </text:span></text:p>
          <text:p text:style-name="P2"><text:span text:style-name="T1">PREAM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5" draw:layer="layout" svg:width="3.175cm" svg:height="1.125cm" svg:x="13.966cm" svg:y="18.55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TX ACK </text:span></text:p>
          <text:p text:style-name="P2"><text:span text:style-name="T1">PREAM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0.255cm" svg:y1="16.759cm" svg:x2="7.605cm" svg:y2="14.16cm" draw:start-shape="id3" draw:start-glue-point="9" draw:end-shape="id7" draw:end-glue-point="13" svg:d="m10255 16759c-1767 0-2650-866-2650-2599">
          <text:p/>
        </draw:connector>
        <draw:connector draw:style-name="gr1" draw:text-style-name="P1" draw:layer="layout" draw:type="curve" svg:x1="17.137cm" svg:y1="18.868cm" svg:x2="19.9cm" svg:y2="15.062cm" draw:start-shape="id5" draw:start-glue-point="4" draw:end-shape="id8" draw:end-glue-point="2" svg:d="m17137 18868c1842 0 2763-1268 2763-3806">
          <text:p/>
        </draw:connector>
        <draw:connector draw:style-name="gr1" draw:text-style-name="P1" draw:layer="layout" draw:type="curve" svg:x1="17.141cm" svg:y1="16.814cm" svg:x2="18.96cm" svg:y2="14.668cm" draw:start-shape="id4" draw:start-glue-point="1" draw:end-shape="id8" svg:d="m17141 16814c1365 0 456-2146 1819-2146">
          <text:p/>
        </draw:connector>
        <draw:frame draw:style-name="gr3" draw:text-style-name="P4" draw:layer="layout" svg:width="2.399cm" svg:height="0.963cm" svg:x="9.436cm" svg:y="15.168cm">
          <draw:text-box>
            <text:p text:style-name="P2"><text:span text:style-name="T2">RX/TX</text:span></text:p>
            <text:p text:style-name="P2"><text:span text:style-name="T2">pending</text:span></text:p>
          </draw:text-box>
        </draw:frame>
        <draw:frame draw:style-name="gr3" draw:text-style-name="P4" draw:layer="layout" svg:width="2.469cm" svg:height="0.963cm" svg:x="13.136cm" svg:y="10.068cm">
          <draw:text-box>
            <text:p text:style-name="P2"><text:span text:style-name="T2">RX/TX</text:span></text:p>
            <text:p text:style-name="P2"><text:span text:style-name="T2">pending</text:span></text:p>
          </draw:text-box>
        </draw:frame>
        <draw:frame draw:style-name="gr3" draw:text-style-name="P4" draw:layer="layout" svg:width="2.399cm" svg:height="1.319cm" svg:x="13.516cm" svg:y="12.082cm">
          <draw:text-box>
            <text:p text:style-name="P2"><text:span text:style-name="T2">Waited</text:span></text:p>
            <text:p text:style-name="P2"><text:span text:style-name="T2">back-off</text:span></text:p>
            <text:p text:style-name="P2"><text:span text:style-name="T2">period</text:span></text:p>
          </draw:text-box>
        </draw:frame>
        <draw:frame draw:style-name="gr3" draw:text-style-name="P4" draw:layer="layout" svg:width="2.399cm" svg:height="0.963cm" svg:x="11.517cm" svg:y="12.283cm">
          <draw:text-box>
            <text:p text:style-name="P2"><text:span text:style-name="T2">Channel</text:span></text:p>
            <text:p text:style-name="P2"><text:span text:style-name="T2">busy</text:span></text:p>
          </draw:text-box>
        </draw:frame>
        <draw:frame draw:style-name="gr3" draw:text-style-name="P4" draw:layer="layout" svg:width="2.399cm" svg:height="0.963cm" svg:x="13.517cm" svg:y="15.483cm">
          <draw:text-box>
            <text:p text:style-name="P2"><text:span text:style-name="T2">Channel</text:span></text:p>
            <text:p text:style-name="P2"><text:span text:style-name="T2">busy</text:span></text:p>
          </draw:text-box>
        </draw:frame>
        <draw:frame draw:style-name="gr3" draw:text-style-name="P4" draw:layer="layout" svg:width="2.399cm" svg:height="0.963cm" svg:x="11.418cm" svg:y="15.584cm">
          <draw:text-box>
            <text:p text:style-name="P2"><text:span text:style-name="T2">Channel</text:span></text:p>
            <text:p text:style-name="P2"><text:span text:style-name="T2">idle</text:span></text:p>
          </draw:text-box>
        </draw:frame>
        <draw:frame draw:style-name="gr3" draw:text-style-name="P4" draw:layer="layout" svg:width="2.399cm" svg:height="0.963cm" svg:x="9.319cm" svg:y="17.385cm">
          <draw:text-box>
            <text:p text:style-name="P2"><text:span text:style-name="T2">Done tx</text:span></text:p>
            <text:p text:style-name="P2"><text:span text:style-name="T2">preamble</text:span></text:p>
          </draw:text-box>
        </draw:frame>
        <draw:frame draw:style-name="gr3" draw:text-style-name="P4" draw:layer="layout" svg:width="2.399cm" svg:height="0.963cm" svg:x="12.02cm" svg:y="17.386cm">
          <draw:text-box>
            <text:p text:style-name="P2"><text:span text:style-name="T2">No ack</text:span></text:p>
            <text:p text:style-name="P2"><text:span text:style-name="T2">received</text:span></text:p>
          </draw:text-box>
        </draw:frame>
        <draw:frame draw:style-name="gr3" draw:text-style-name="P4" draw:layer="layout" svg:width="2.399cm" svg:height="0.963cm" svg:x="6.325cm" svg:y="17.92cm">
          <draw:text-box>
            <text:p text:style-name="P2"><text:span text:style-name="T2">Ack</text:span></text:p>
            <text:p text:style-name="P2"><text:span text:style-name="T2">received</text:span></text:p>
          </draw:text-box>
        </draw:frame>
        <draw:frame draw:style-name="gr4" draw:text-style-name="P4" draw:layer="layout" svg:width="2.399cm" svg:height="0.979cm" svg:x="7.521cm" svg:y="16.51cm">
          <draw:text-box>
            <text:p text:style-name="P2"><text:span text:style-name="T2">Done tx</text:span></text:p>
            <text:p text:style-name="P2"><text:span text:style-name="T2">preamble</text:span></text:p>
          </draw:text-box>
        </draw:frame>
        <draw:frame draw:style-name="gr3" draw:text-style-name="P4" draw:layer="layout" svg:width="2.399cm" svg:height="0.963cm" svg:x="15.318cm" svg:y="17.384cm">
          <draw:text-box>
            <text:p text:style-name="P2"><text:span text:style-name="T2">Preamble id</text:span></text:p>
            <text:p text:style-name="P2"><text:span text:style-name="T2">equals my id</text:span></text:p>
          </draw:text-box>
        </draw:frame>
        <draw:frame draw:style-name="gr3" draw:text-style-name="P4" draw:layer="layout" svg:width="2.399cm" svg:height="0.963cm" svg:x="19.519cm" svg:y="15.285cm">
          <draw:text-box>
            <text:p text:style-name="P2"><text:span text:style-name="T2">Ack</text:span></text:p>
            <text:p text:style-name="P2"><text:span text:style-name="T2">transmitted</text:span></text:p>
          </draw:text-box>
        </draw:frame>
        <draw:frame draw:style-name="gr3" draw:text-style-name="P4" draw:layer="layout" svg:width="2.399cm" svg:height="0.963cm" svg:x="16.82cm" svg:y="13.936cm">
          <draw:text-box>
            <text:p text:style-name="P2"><text:span text:style-name="T2">Preamble</text:span></text:p>
            <text:p text:style-name="P2"><text:span text:style-name="T2">end</text:span></text:p>
          </draw:text-box>
        </draw:frame>
        <draw:connector draw:style-name="gr1" draw:text-style-name="P1" draw:layer="layout" draw:type="curve" svg:x1="16.248cm" svg:y1="16.423cm" svg:x2="14.638cm" svg:y2="8.971cm" draw:start-shape="id4" draw:start-glue-point="6" draw:end-shape="id9" draw:end-glue-point="4" svg:d="m16248 16423c0-4968-536-7452-1610-7452">
          <text:p/>
        </draw:connector>
        <draw:frame draw:style-name="gr3" draw:text-style-name="P4" draw:layer="layout" svg:width="2.399cm" svg:height="1.319cm" svg:x="15.846cm" svg:y="12.33cm">
          <draw:text-box>
            <text:p text:style-name="P2"><text:span text:style-name="T2">Preamble id</text:span></text:p>
            <text:p text:style-name="P2"><text:span text:style-name="T2">different from my id</text:span></text:p>
          </draw:text-box>
        </draw:frame>
        <draw:connector draw:style-name="gr1" draw:text-style-name="P1" draw:layer="layout" draw:type="curve" draw:line-skew="0.174cm" svg:x1="14.638cm" svg:y1="14.32cm" svg:x2="14.638cm" svg:y2="9.3cm" draw:start-shape="id1" draw:start-glue-point="15" draw:end-shape="id9" draw:end-glue-point="15" svg:d="m14638 14320c1054 0 1054-5020 0-5020">
          <text:p/>
        </draw:connector>
        <draw:frame draw:style-name="gr3" draw:text-style-name="P4" draw:layer="layout" svg:width="2.399cm" svg:height="0.744cm" svg:x="14.137cm" svg:y="14.169cm">
          <draw:text-box>
            <text:p text:style-name="P2"><text:span text:style-name="T2">Timeout</text:span></text:p>
          </draw:text-box>
        </draw:frame>
        <draw:connector draw:style-name="gr1" draw:text-style-name="P1" draw:layer="layout" draw:type="curve" svg:x1="12.76cm" svg:y1="11.565cm" svg:x2="8.14cm" svg:y2="13.767cm" draw:start-shape="id2" draw:start-glue-point="3" draw:end-shape="id7" svg:d="m12760 11565c-3463 0-1154 2202-4620 2202">
          <text:p/>
        </draw:connector>
        <draw:frame draw:style-name="gr3" draw:text-style-name="P4" draw:layer="layout" svg:width="2.399cm" svg:height="1.319cm" svg:x="8.137cm" svg:y="13.669cm">
          <draw:text-box>
            <text:p text:style-name="P2"><text:span text:style-name="T2">Waited</text:span></text:p>
            <text:p text:style-name="P2"><text:span text:style-name="T2">back-off</text:span></text:p>
            <text:p text:style-name="P2"><text:span text:style-name="T2">period</text:span></text:p>
          </draw:text-box>
        </draw:frame>
        <draw:connector draw:style-name="gr1" draw:text-style-name="P1" draw:layer="layout" draw:type="curve" svg:x1="14.105cm" svg:y1="11.859cm" svg:x2="14.111cm" svg:y2="13.776cm" svg:d="m14105 11859c0 1437 6 479 6 1917">
          <text:p/>
        </draw:connector>
        <draw:custom-shape draw:style-name="gr2" draw:text-style-name="P3" draw:id="id9" draw:layer="layout" svg:width="1.88cm" svg:height="0.787cm" svg:x="12.76cm" svg:y="8.75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3.7cm" svg:y1="9.54cm" svg:x2="13.7cm" svg:y2="11.172cm" draw:start-shape="id9" draw:start-glue-point="2" draw:end-shape="id2" draw:end-glue-point="0" svg:d="m13700 9540v1632">
          <text:p/>
        </draw:connector>
        <draw:connector draw:style-name="gr1" draw:text-style-name="P1" draw:layer="layout" draw:type="curve" svg:x1="12.76cm" svg:y1="9.324cm" svg:x2="11.187cm" svg:y2="16.521cm" draw:start-shape="id9" draw:start-glue-point="10" draw:end-shape="id3" draw:end-glue-point="7" svg:d="m12760 9324c-1049 0-1573 2399-1573 7197">
          <text:p/>
        </draw:connector>
        <draw:connector draw:style-name="gr1" draw:text-style-name="P1" draw:layer="layout" draw:type="curve" draw:line-skew="-1.941cm" svg:x1="12.822cm" svg:y1="9.493cm" svg:x2="12.764cm" svg:y2="14.011cm" draw:start-shape="id9" draw:start-glue-point="11" draw:end-shape="id1" draw:end-glue-point="9" svg:d="m12822 9493c0 333-294 277-508 1323s-345 3195 450 3195">
          <text:p/>
        </draw:connector>
        <draw:frame draw:style-name="gr3" draw:text-style-name="P4" draw:layer="layout" svg:width="2.469cm" svg:height="0.963cm" svg:x="10.837cm" svg:y="13.869cm">
          <draw:text-box>
            <text:p text:style-name="P2"><text:span text:style-name="T2">RX/TX</text:span></text:p>
            <text:p text:style-name="P2"><text:span text:style-name="T2">pending</text:span></text:p>
          </draw:text-box>
        </draw:frame>
        <draw:custom-shape draw:style-name="gr2" draw:text-style-name="P3" draw:id="id7" draw:layer="layout" svg:width="1.88cm" svg:height="0.787cm" svg:x="6.26cm" svg:y="13.374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T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2" draw:layer="layout" svg:width="1.88cm" svg:height="0.787cm" svg:x="6.46cm" svg:y="9.97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RX 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8" draw:layer="layout" svg:width="1.88cm" svg:height="0.787cm" svg:x="18.96cm" svg:y="14.27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R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0" draw:layer="layout" svg:width="1.88cm" svg:height="0.787cm" svg:x="19.315cm" svg:y="12.4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TX 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1" draw:layer="layout" svg:width="3.175cm" svg:height="0.787cm" svg:x="19.715cm" svg:y="10.02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1">AWAKE 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9.9cm" svg:y1="14.275cm" svg:x2="20.255cm" svg:y2="13.217cm" draw:start-shape="id8" draw:start-glue-point="0" draw:end-shape="id10" draw:end-glue-point="2" svg:d="m19900 14275c0-793 355-265 355-1058">
          <text:p/>
        </draw:connector>
        <draw:connector draw:style-name="gr1" draw:text-style-name="P1" draw:layer="layout" draw:type="curve" svg:x1="20.838cm" svg:y1="14.822cm" svg:x2="22.886cm" svg:y2="10.572cm" draw:start-shape="id8" draw:start-glue-point="15" draw:end-shape="id11" draw:end-glue-point="15" svg:d="m20838 14822c3867 0 2843-4250 2048-4250">
          <text:p/>
        </draw:connector>
        <draw:connector draw:style-name="gr1" draw:text-style-name="P1" draw:layer="layout" draw:type="curve" svg:x1="20.255cm" svg:y1="12.43cm" svg:x2="20.556cm" svg:y2="10.811cm" draw:start-shape="id10" draw:start-glue-point="0" draw:end-shape="id11" draw:end-glue-point="12" svg:d="m20255 12430c0-1213 301-404 301-1619">
          <text:p/>
        </draw:connector>
        <draw:connector draw:style-name="gr1" draw:text-style-name="P1" draw:layer="layout" draw:type="curve" svg:x1="21.986cm" svg:y1="10.811cm" svg:x2="20.838cm" svg:y2="14.493cm" draw:start-shape="id11" draw:start-glue-point="13" draw:end-shape="id8" draw:end-glue-point="4" svg:d="m21986 10811c0 2455-382 3682-1148 3682">
          <text:p/>
        </draw:connector>
        <draw:connector draw:style-name="gr1" draw:text-style-name="P1" draw:layer="layout" draw:type="curve" draw:line-skew="0.147cm" svg:x1="19.015cm" svg:y1="14.328cm" svg:x2="14.111cm" svg:y2="8.755cm" draw:start-shape="id8" draw:start-glue-point="8" draw:end-shape="id9" draw:end-glue-point="6" svg:d="m19015 14328c0-8932-4904-6146-4904-5573">
          <text:p/>
        </draw:connector>
        <draw:connector draw:style-name="gr1" draw:text-style-name="P1" draw:layer="layout" draw:type="curve" draw:line-skew="-0.315cm" svg:x1="19.37cm" svg:y1="12.483cm" svg:x2="13.7cm" svg:y2="8.753cm" draw:start-shape="id10" draw:start-glue-point="8" draw:end-shape="id9" draw:end-glue-point="0" svg:d="m19370 12483c0-6858-5670-4993-5670-3730">
          <text:p/>
        </draw:connector>
        <draw:connector draw:style-name="gr1" draw:text-style-name="P1" draw:layer="layout" draw:type="curve" draw:line-skew="-0.805cm" svg:x1="20.653cm" svg:y1="10.025cm" svg:x2="13.316cm" svg:y2="8.753cm" draw:start-shape="id11" draw:start-glue-point="7" draw:end-shape="id9" draw:end-glue-point="7" svg:d="m20653 10025c0-3906-7337-3270-7337-1272">
          <text:p/>
        </draw:connector>
        <draw:connector draw:style-name="gr1" draw:text-style-name="P1" draw:layer="layout" draw:type="curve" svg:x1="7.2cm" svg:y1="13.374cm" svg:x2="7.4cm" svg:y2="10.762cm" draw:start-shape="id7" draw:start-glue-point="0" draw:end-shape="id12" draw:end-glue-point="2" svg:d="m7200 13374c0-1959 200-653 200-2612">
          <text:p/>
        </draw:connector>
        <draw:connector draw:style-name="gr1" draw:text-style-name="P1" draw:layer="layout" draw:type="curve" svg:x1="8.087cm" svg:y1="13.427cm" svg:x2="12.764cm" svg:y2="8.991cm" draw:start-shape="id7" draw:start-glue-point="5" draw:end-shape="id9" draw:end-glue-point="9" svg:d="m8087 13427c3546 0 1208-4436 4677-4436">
          <text:p/>
        </draw:connector>
        <draw:connector draw:style-name="gr1" draw:text-style-name="P1" draw:layer="layout" draw:type="curve" svg:x1="7.4cm" svg:y1="9.975cm" svg:x2="12.815cm" svg:y2="8.806cm" draw:start-shape="id12" draw:end-shape="id9" draw:end-glue-point="8" svg:d="m7400 9975c0-2623 5415-2039 5415-1169">
          <text:p/>
        </draw:connector>
        <draw:frame draw:style-name="gr3" draw:text-style-name="P4" draw:layer="layout" svg:width="2.399cm" svg:height="0.963cm" svg:x="19.92cm" svg:y="11.086cm">
          <draw:text-box>
            <text:p text:style-name="P2"><text:span text:style-name="T2">Ack</text:span></text:p>
            <text:p text:style-name="P2"><text:span text:style-name="T2">transmitted</text:span></text:p>
          </draw:text-box>
        </draw:frame>
        <draw:frame draw:style-name="gr3" draw:text-style-name="P4" draw:layer="layout" svg:width="2.399cm" svg:height="0.963cm" svg:x="21.22cm" svg:y="12.586cm">
          <draw:text-box>
            <text:p text:style-name="P2"><text:span text:style-name="T2">Receive</text:span></text:p>
            <text:p text:style-name="P2"><text:span text:style-name="T2">data</text:span></text:p>
          </draw:text-box>
        </draw:frame>
        <draw:frame draw:style-name="gr3" draw:text-style-name="P4" draw:layer="layout" svg:width="2.399cm" svg:height="0.963cm" svg:x="21.721cm" svg:y="14.587cm">
          <draw:text-box>
            <text:p text:style-name="P2"><text:span text:style-name="T2">Received</text:span></text:p>
            <text:p text:style-name="P2"><text:span text:style-name="T2">data</text:span></text:p>
          </draw:text-box>
        </draw:frame>
        <draw:frame draw:style-name="gr3" draw:text-style-name="P4" draw:layer="layout" svg:width="2.399cm" svg:height="1.319cm" svg:x="19.821cm" svg:y="7.987cm">
          <draw:text-box>
            <text:p text:style-name="P2"><text:span text:style-name="T2">Waited</text:span></text:p>
            <text:p text:style-name="P2"><text:span text:style-name="T2">awake</text:span></text:p>
            <text:p text:style-name="P2"><text:span text:style-name="T2">period</text:span></text:p>
          </draw:text-box>
        </draw:frame>
        <draw:frame draw:style-name="gr3" draw:text-style-name="P4" draw:layer="layout" svg:width="2.399cm" svg:height="0.963cm" svg:x="16.822cm" svg:y="10.588cm">
          <draw:text-box>
            <text:p text:style-name="P2"><text:span text:style-name="T2">Received</text:span></text:p>
            <text:p text:style-name="P2"><text:span text:style-name="T2">data</text:span></text:p>
          </draw:text-box>
        </draw:frame>
        <draw:frame draw:style-name="gr3" draw:text-style-name="P4" draw:layer="layout" svg:width="2.399cm" svg:height="0.963cm" svg:x="18.221cm" svg:y="8.287cm">
          <draw:text-box>
            <text:p text:style-name="P2"><text:span text:style-name="T2">Ack</text:span></text:p>
            <text:p text:style-name="P2"><text:span text:style-name="T2">transmitted</text:span></text:p>
          </draw:text-box>
        </draw:frame>
        <draw:frame draw:style-name="gr4" draw:text-style-name="P4" draw:layer="layout" svg:width="2.399cm" svg:height="0.979cm" svg:x="6.822cm" svg:y="10.911cm">
          <draw:text-box>
            <text:p text:style-name="P2"><text:span text:style-name="T2">Done tx</text:span></text:p>
            <text:p text:style-name="P2"><text:span text:style-name="T2">data</text:span></text:p>
          </draw:text-box>
        </draw:frame>
        <draw:frame draw:style-name="gr4" draw:text-style-name="P4" draw:layer="layout" svg:width="2.399cm" svg:height="0.979cm" svg:x="8.723cm" svg:y="10.512cm">
          <draw:text-box>
            <text:p text:style-name="P2"><text:span text:style-name="T2">Done tx</text:span></text:p>
            <text:p text:style-name="P2"><text:span text:style-name="T2">data</text:span></text:p>
          </draw:text-box>
        </draw:frame>
        <draw:frame draw:style-name="gr4" draw:text-style-name="P4" draw:layer="layout" svg:width="2.399cm" svg:height="0.979cm" svg:x="8.724cm" svg:y="8.013cm">
          <draw:text-box>
            <text:p text:style-name="P2"><text:span text:style-name="T2">Received</text:span></text:p>
            <text:p text:style-name="P2"><text:span text:style-name="T2">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16T18:28:19</meta:creation-date>
    <dc:date>2010-07-04T21:55:02</dc:date>
    <meta:editing-duration>PT05H00M05S</meta:editing-duration>
    <meta:editing-cycles>18</meta:editing-cycles>
    <meta:generator>OpenOffice.org/3.2$Linux OpenOffice.org_project/320m12$Build-9483</meta:generator>
    <dc:creator>Rodrigo Steiner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